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7pt" style:font-size-asian="7pt" style:font-size-complex="7pt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36" style:family="table-cell" style:parent-style-name="Default" style:data-style-name="N0">
      <style:text-properties fo:font-size="7pt" style:font-size-asian="7pt" style:font-size-complex="7pt"/>
    </style:style>
    <style:style style:name="ce37" style:family="table-cell" style:parent-style-name="Normal_32_2" style:data-style-name="N0">
      <style:table-cell-properties style:vertical-align="automatic" fo:background-color="transparent"/>
    </style:style>
    <style:style style:name="ce38" style:family="table-cell" style:parent-style-name="Normal_32_2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Normal_32_2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5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5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57" style:family="table-cell" style:parent-style-name="Default" style:data-style-name="N0"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/>
    <style:style style:name="ce60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8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85" style:family="table-cell" style:parent-style-name="Default" style:data-style-name="N1">
      <style:table-cell-properties fo:border-top="thin solid #000000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">
      <style:table-cell-properties fo:border-top="none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</style:style>
    <style:style style:name="ce94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99" style:family="table-cell" style:parent-style-name="Default" style:data-style-name="N1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02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2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3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</style:style>
    <style:style style:name="ce117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9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9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30" style:family="table-cell" style:parent-style-name="Default" style:data-style-name="N1">
      <style:table-cell-properties fo:border-top="thin solid #000000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57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/>
    </style:style>
    <style:style style:name="ce158" style:family="table-cell" style:parent-style-name="Default" style:data-style-name="N1">
      <style:table-cell-properties fo:border-top="thin solid #000000" fo:border-bottom="none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59" style:family="table-cell" style:parent-style-name="Default" style:data-style-name="N1">
      <style:table-cell-properties fo:border-top="none" fo:border-bottom="thin solid #000000" fo:border-left="none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62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6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8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16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170" style:family="table-cell" style:parent-style-name="Default" style:data-style-name="N1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72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3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4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5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6" style:family="table-cell" style:parent-style-name="Default" style:data-style-name="N1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78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9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8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8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8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fo:color="#000000" fo:font-size="10pt" style:font-size-asian="10pt" style:font-size-complex="10pt"/>
    </style:style>
    <style:style style:name="ce187" style:family="table-cell" style:parent-style-name="Default" style:data-style-name="N1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8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co8" style:family="table-column">
      <style:table-column-properties fo:break-before="auto" style:column-width="5.60916666666667cm" style:use-optimal-column-width="true"/>
    </style:style>
    <style:style style:name="co9" style:family="table-column">
      <style:table-column-properties fo:break-before="auto" style:column-width="5.31812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1999" table:style-name="ta1">
        <table:table-column table:style-name="co1" table:default-cell-style-name="ce6"/>
        <table:table-column table:style-name="co2" table:default-cell-style-name="ce32"/>
        <table:table-column table:style-name="co3" table:default-cell-style-name="ce27"/>
        <table:table-column table:style-name="co4" table:default-cell-style-name="ce34"/>
        <table:table-column table:style-name="co5" table:default-cell-style-name="ce35"/>
        <table:table-column table:style-name="co6" table:default-cell-style-name="ce36"/>
        <table:table-column table:style-name="co7" table:default-cell-style-name="ce57"/>
        <table:table-column table:style-name="co7" table:number-columns-repeated="16377" table:default-cell-style-name="ce5"/>
        <table:table-row table:style-name="ro1">
          <table:table-cell office:value-type="string" table:number-columns-spanned="6" table:number-rows-spanned="1" table:style-name="ce140">
            <text:p>DICIONÁRIO DAS VARIÁVEIS - ENEM 1999</text:p>
          </table:table-cell>
          <table:covered-table-cell table:number-columns-repeated="5"/>
          <table:table-cell table:style-name="ce57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41">
            <text:p>Nome da Variável</text:p>
          </table:table-cell>
          <table:table-cell office:value-type="string" table:number-columns-spanned="1" table:number-rows-spanned="2" table:style-name="ce142">
            <text:p>Descrição</text:p>
          </table:table-cell>
          <table:table-cell office:value-type="string" table:number-columns-spanned="2" table:number-rows-spanned="1" table:style-name="ce143">
            <text:p>Variáveis Categóricas</text:p>
          </table:table-cell>
          <table:covered-table-cell/>
          <table:table-cell office:value-type="string" table:number-columns-spanned="1" table:number-rows-spanned="2" table:style-name="ce144">
            <text:p>Tamanho</text:p>
          </table:table-cell>
          <table:table-cell office:value-type="string" table:number-columns-spanned="1" table:number-rows-spanned="2" table:style-name="ce145">
            <text:p>Tipo</text:p>
          </table:table-cell>
          <table:table-cell table:style-name="ce58"/>
          <table:table-cell table:number-columns-repeated="16377" table:style-name="ce6"/>
        </table:table-row>
        <table:table-row table:style-name="ro3">
          <table:covered-table-cell/>
          <table:covered-table-cell/>
          <table:table-cell office:value-type="string" table:style-name="ce7">
            <text:p>Categoria</text:p>
          </table:table-cell>
          <table:table-cell office:value-type="string" table:style-name="ce8">
            <text:p>Descrição</text:p>
          </table:table-cell>
          <table:covered-table-cell/>
          <table:covered-table-cell/>
          <table:table-cell table:style-name="ce58"/>
          <table:table-cell table:number-columns-repeated="16377" table:style-name="ce6"/>
        </table:table-row>
        <table:table-row table:style-name="ro3">
          <table:table-cell office:value-type="string" table:number-columns-spanned="6" table:number-rows-spanned="1" table:style-name="ce146">
            <text:p>VARIÁVEIS DE CONTROLE DO INSCRITO</text:p>
          </table:table-cell>
          <table:covered-table-cell table:number-columns-repeated="5"/>
          <table:table-cell table:style-name="ce57"/>
          <table:table-cell table:number-columns-repeated="16377"/>
        </table:table-row>
        <table:table-row table:style-name="ro4">
          <table:table-cell office:value-type="string" table:style-name="ce44">
            <text:p>NU_INSCRICAO</text:p>
          </table:table-cell>
          <table:table-cell office:value-type="string" table:style-name="ce46">
            <text:p>Número de inscrição no ENEM.<text:s/><text:span text:style-name="T1">1</text:span></text:p>
          </table:table-cell>
          <table:table-cell table:style-name="ce9"/>
          <table:table-cell table:style-name="ce10"/>
          <table:table-cell office:value-type="float" office:value="8" table:style-name="ce9">
            <text:p>8</text:p>
          </table:table-cell>
          <table:table-cell office:value-type="string" table:style-name="ce61">
            <text:p>Alfanumérica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table:style-name="ce44">
            <text:p>NU_ANO</text:p>
          </table:table-cell>
          <table:table-cell office:value-type="string" table:style-name="ce46">
            <text:p>Ano do Enem</text:p>
          </table:table-cell>
          <table:table-cell table:style-name="ce9"/>
          <table:table-cell table:style-name="ce10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table:number-columns-spanned="1" table:number-rows-spanned="20" table:style-name="ce151">
            <text:p>TP_FAIXA_ETARIA</text:p>
          </table:table-cell>
          <table:table-cell office:value-type="string" table:number-columns-spanned="1" table:number-rows-spanned="20" table:style-name="ce152">
            <text:p>Faixa etária<text:span text:style-name="T4">2</text:span></text:p>
          </table:table-cell>
          <table:table-cell office:value-type="float" office:value="1" table:style-name="ce62">
            <text:p>1</text:p>
          </table:table-cell>
          <table:table-cell office:value-type="string" table:style-name="ce63">
            <text:p>Menor de 17 anos</text:p>
          </table:table-cell>
          <table:table-cell office:value-type="float" office:value="2" table:number-columns-spanned="1" table:number-rows-spanned="20" table:style-name="ce153">
            <text:p>2</text:p>
          </table:table-cell>
          <table:table-cell office:value-type="string" table:number-columns-spanned="1" table:number-rows-spanned="20" table:style-name="ce153">
            <text:p>Numérica</text:p>
          </table:table-cell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2" table:style-name="ce62">
            <text:p>2</text:p>
          </table:table-cell>
          <table:table-cell office:value-type="string" table:style-name="ce63">
            <text:p>17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3" table:style-name="ce62">
            <text:p>3</text:p>
          </table:table-cell>
          <table:table-cell office:value-type="string" table:style-name="ce63">
            <text:p>18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4" table:style-name="ce62">
            <text:p>4</text:p>
          </table:table-cell>
          <table:table-cell office:value-type="string" table:style-name="ce63">
            <text:p>19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5" table:style-name="ce62">
            <text:p>5</text:p>
          </table:table-cell>
          <table:table-cell office:value-type="string" table:style-name="ce63">
            <text:p>20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6" table:style-name="ce62">
            <text:p>6</text:p>
          </table:table-cell>
          <table:table-cell office:value-type="string" table:style-name="ce63">
            <text:p>21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7" table:style-name="ce62">
            <text:p>7</text:p>
          </table:table-cell>
          <table:table-cell office:value-type="string" table:style-name="ce63">
            <text:p>22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8" table:style-name="ce62">
            <text:p>8</text:p>
          </table:table-cell>
          <table:table-cell office:value-type="string" table:style-name="ce63">
            <text:p>23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9" table:style-name="ce62">
            <text:p>9</text:p>
          </table:table-cell>
          <table:table-cell office:value-type="string" table:style-name="ce63">
            <text:p>24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10" table:style-name="ce62">
            <text:p>10</text:p>
          </table:table-cell>
          <table:table-cell office:value-type="string" table:style-name="ce63">
            <text:p>25 anos</text:p>
          </table:table-cell>
          <table:covered-table-cell/>
          <table:covered-table-cell/>
          <table:table-cell table:style-name="ce57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11" table:style-name="ce62">
            <text:p>11</text:p>
          </table:table-cell>
          <table:table-cell office:value-type="string" table:style-name="ce63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62">
            <text:p>12</text:p>
          </table:table-cell>
          <table:table-cell office:value-type="string" table:style-name="ce63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62">
            <text:p>13</text:p>
          </table:table-cell>
          <table:table-cell office:value-type="string" table:style-name="ce63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62">
            <text:p>14</text:p>
          </table:table-cell>
          <table:table-cell office:value-type="string" table:style-name="ce63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62">
            <text:p>15</text:p>
          </table:table-cell>
          <table:table-cell office:value-type="string" table:style-name="ce63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62">
            <text:p>16</text:p>
          </table:table-cell>
          <table:table-cell office:value-type="string" table:style-name="ce63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62">
            <text:p>17</text:p>
          </table:table-cell>
          <table:table-cell office:value-type="string" table:style-name="ce63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62">
            <text:p>18</text:p>
          </table:table-cell>
          <table:table-cell office:value-type="string" table:style-name="ce63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62">
            <text:p>19</text:p>
          </table:table-cell>
          <table:table-cell office:value-type="string" table:style-name="ce63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64">
            <text:p>20</text:p>
          </table:table-cell>
          <table:table-cell office:value-type="string" table:style-name="ce65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47">
            <text:p>TP_SEXO</text:p>
          </table:table-cell>
          <table:table-cell office:value-type="string" table:number-columns-spanned="1" table:number-rows-spanned="2" table:style-name="ce148">
            <text:p>Sexo do inscrito</text:p>
          </table:table-cell>
          <table:table-cell office:value-type="string" table:style-name="ce12">
            <text:p>M</text:p>
          </table:table-cell>
          <table:table-cell office:value-type="string" table:style-name="ce13">
            <text:p>Masculino</text:p>
          </table:table-cell>
          <table:table-cell office:value-type="float" office:value="1" table:number-columns-spanned="1" table:number-rows-spanned="2" table:style-name="ce149">
            <text:p>1</text:p>
          </table:table-cell>
          <table:table-cell office:value-type="string" table:number-columns-spanned="1" table:number-rows-spanned="2" table:style-name="ce15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F</text:p>
          </table:table-cell>
          <table:table-cell office:value-type="string" table:style-name="ce15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47">
            <text:p>CO_MUNICIPIO_RESIDENCIA</text:p>
          </table:table-cell>
          <table:table-cell office:value-type="string" table:style-name="ce16">
            <text:p>Código do Município em que o inscrito mora:</text:p>
          </table:table-cell>
          <table:table-cell table:number-columns-spanned="1" table:number-rows-spanned="5" table:style-name="ce156"/>
          <table:table-cell table:number-columns-spanned="1" table:number-rows-spanned="5" table:style-name="ce157"/>
          <table:table-cell office:value-type="float" office:value="7" table:number-columns-spanned="1" table:number-rows-spanned="5" table:style-name="ce149">
            <text:p>7</text:p>
          </table:table-cell>
          <table:table-cell office:value-type="string" table:number-columns-spanned="1" table:number-rows-spanned="5" table:style-name="ce150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7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7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7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8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4">
            <text:p>NO_MUNICIPIO_RESIDENCIA</text:p>
          </table:table-cell>
          <table:table-cell office:value-type="string" table:style-name="ce46">
            <text:p>Nome do município em que o inscrito mora</text:p>
          </table:table-cell>
          <table:table-cell table:style-name="ce12"/>
          <table:table-cell table:style-name="ce10"/>
          <table:table-cell office:value-type="float" office:value="50" table:style-name="ce9">
            <text:p>50</text:p>
          </table:table-cell>
          <table:table-cell office:value-type="string" table:style-name="ce6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CO_UF_RESIDENCIA</text:p>
          </table:table-cell>
          <table:table-cell office:value-type="string" table:style-name="ce46">
            <text:p>Código da Unidade da Federação da residência do inscrito</text:p>
          </table:table-cell>
          <table:table-cell table:style-name="ce12"/>
          <table:table-cell table:style-name="ce10"/>
          <table:table-cell office:value-type="float" office:value="2" table:style-name="ce9">
            <text:p>2</text:p>
          </table:table-cell>
          <table:table-cell office:value-type="string" table:style-name="ce6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1">
            <text:p>SG_UF_RESIDENCIA</text:p>
          </table:table-cell>
          <table:table-cell office:value-type="string" table:style-name="ce46">
            <text:p>Sigla da Unidade da Federação da residência do inscrito</text:p>
          </table:table-cell>
          <table:table-cell table:style-name="ce9"/>
          <table:table-cell table:style-name="ce19"/>
          <table:table-cell office:value-type="float" office:value="2" table:style-name="ce9">
            <text:p>2</text:p>
          </table:table-cell>
          <table:table-cell office:value-type="string" table:style-name="ce6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31">
            <text:p>TP_ST_CONCLUSAO</text:p>
          </table:table-cell>
          <table:table-cell office:value-type="string" table:number-columns-spanned="1" table:number-rows-spanned="5" table:style-name="ce132">
            <text:p>Situação de conclusão do Ensino Médio</text:p>
          </table:table-cell>
          <table:table-cell office:value-type="float" office:value="0" table:style-name="ce20">
            <text:p>0</text:p>
          </table:table-cell>
          <table:table-cell office:value-type="string" table:style-name="ce47">
            <text:p>Nenhum dos anteriores</text:p>
          </table:table-cell>
          <table:table-cell office:value-type="float" office:value="1" table:number-columns-spanned="1" table:number-rows-spanned="5" table:style-name="ce133">
            <text:p>1</text:p>
          </table:table-cell>
          <table:table-cell office:value-type="string" table:number-columns-spanned="1" table:number-rows-spanned="5" table:style-name="ce13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0">
            <text:p>1</text:p>
          </table:table-cell>
          <table:table-cell office:value-type="string" table:style-name="ce47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0">
            <text:p>2</text:p>
          </table:table-cell>
          <table:table-cell office:value-type="string" table:style-name="ce47">
            <text:p>Concluirá em 199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0">
            <text:p>3</text:p>
          </table:table-cell>
          <table:table-cell office:value-type="string" table:style-name="ce47">
            <text:p>Concluirá após 199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0">
            <text:p>4</text:p>
          </table:table-cell>
          <table:table-cell office:value-type="string" table:style-name="ce15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46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47">
            <text:p>TP_PRESENCA</text:p>
          </table:table-cell>
          <table:table-cell office:value-type="string" table:number-columns-spanned="1" table:number-rows-spanned="2" table:style-name="ce148">
            <text:p>Presença a prova objetiva</text:p>
          </table:table-cell>
          <table:table-cell office:value-type="float" office:value="0" table:style-name="ce12">
            <text:p>0</text:p>
          </table:table-cell>
          <table:table-cell office:value-type="string" table:style-name="ce22">
            <text:p>Faltou à prova</text:p>
          </table:table-cell>
          <table:table-cell office:value-type="float" office:value="8" table:number-columns-spanned="1" table:number-rows-spanned="2" table:style-name="ce149">
            <text:p>8</text:p>
          </table:table-cell>
          <table:table-cell office:value-type="string" table:number-columns-spanned="1" table:number-rows-spanned="2" table:style-name="ce150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14">
            <text:p>1</text:p>
          </table:table-cell>
          <table:table-cell office:value-type="string" table:style-name="ce23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47">
            <text:p>CO_PROVA</text:p>
          </table:table-cell>
          <table:table-cell office:value-type="string" table:number-columns-spanned="1" table:number-rows-spanned="4" table:style-name="ce148">
            <text:p>Tipo de prova</text:p>
          </table:table-cell>
          <table:table-cell office:value-type="string" table:style-name="ce12">
            <text:p>A</text:p>
          </table:table-cell>
          <table:table-cell office:value-type="string" table:style-name="ce22">
            <text:p>Amarela</text:p>
          </table:table-cell>
          <table:table-cell office:value-type="float" office:value="1" table:number-columns-spanned="1" table:number-rows-spanned="4" table:style-name="ce149">
            <text:p>1</text:p>
          </table:table-cell>
          <table:table-cell office:value-type="string" table:number-columns-spanned="1" table:number-rows-spanned="4" table:style-name="ce150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4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R</text:p>
          </table:table-cell>
          <table:table-cell office:value-type="string" table:style-name="ce24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V</text:p>
          </table:table-cell>
          <table:table-cell office:value-type="string" table:style-name="ce23">
            <text:p>Ver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4">
            <text:p>VL_PERC_COMP1</text:p>
          </table:table-cell>
          <table:table-cell office:value-type="string" table:style-name="ce46">
            <text:p>Nota da competência 1</text:p>
          </table:table-cell>
          <table:table-cell table:style-name="ce14"/>
          <table:table-cell table:style-name="ce25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style-name="ce57"/>
          <table:table-cell table:number-columns-repeated="16377"/>
        </table:table-row>
        <table:table-row table:style-name="ro4">
          <table:table-cell office:value-type="string" table:style-name="ce44">
            <text:p>VL_PERC_COMP2</text:p>
          </table:table-cell>
          <table:table-cell office:value-type="string" table:style-name="ce46">
            <text:p>Nota da competência 2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style-name="ce59"/>
          <table:table-cell table:number-columns-repeated="16377" table:style-name="ce26"/>
        </table:table-row>
        <table:table-row table:style-name="ro3">
          <table:table-cell office:value-type="string" table:style-name="ce44">
            <text:p>VL_PERC_COMP3</text:p>
          </table:table-cell>
          <table:table-cell office:value-type="string" table:style-name="ce46">
            <text:p>Nota da competência 3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VL_PERC_COMP4</text:p>
          </table:table-cell>
          <table:table-cell office:value-type="string" table:style-name="ce46">
            <text:p>Nota da competência 4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VL_PERC_COMP5</text:p>
          </table:table-cell>
          <table:table-cell office:value-type="string" table:style-name="ce46">
            <text:p>Nota da competência 5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NU_NOTA_OBJETIVA</text:p>
          </table:table-cell>
          <table:table-cell office:value-type="string" table:style-name="ce46">
            <text:p>Nota da prova objetiva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4">
          <table:table-cell office:value-type="string" table:style-name="ce44">
            <text:p>TX_RESPOSTAS_OBJETIVA</text:p>
          </table:table-cell>
          <table:table-cell office:value-type="string" table:style-name="ce46">
            <text:p>Vetor com as respostas da parte objetiva da prova<text:s/><text:span text:style-name="T1">3</text:span></text:p>
          </table:table-cell>
          <table:table-cell table:style-name="ce9"/>
          <table:table-cell table:style-name="ce21"/>
          <table:table-cell office:value-type="float" office:value="63" table:style-name="ce9">
            <text:p>63</text:p>
          </table:table-cell>
          <table:table-cell office:value-type="string" table:style-name="ce61">
            <text:p>Alfa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TX_GABARITO_OBJETIVA</text:p>
          </table:table-cell>
          <table:table-cell office:value-type="string" table:style-name="ce46">
            <text:p>Vetor com o gabarito da parte objetiva da prova</text:p>
          </table:table-cell>
          <table:table-cell table:style-name="ce9"/>
          <table:table-cell table:style-name="ce21"/>
          <table:table-cell office:value-type="float" office:value="63" table:style-name="ce9">
            <text:p>63</text:p>
          </table:table-cell>
          <table:table-cell office:value-type="string" table:style-name="ce61">
            <text:p>Alfanumérica</text:p>
          </table:table-cell>
          <table:table-cell table:number-columns-repeated="16378" table:style-name="ce50"/>
        </table:table-row>
        <table:table-row table:style-name="ro3">
          <table:table-cell office:value-type="string" table:number-columns-spanned="6" table:number-rows-spanned="1" table:style-name="ce162">
            <text:p>VARIÁVEIS DA PROVA DE REDAÇÃO</text:p>
          </table:table-cell>
          <table:covered-table-cell table:number-columns-repeated="5"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35">
            <text:p>TP_STATUS_REDACAO</text:p>
          </table:table-cell>
          <table:table-cell office:value-type="string" table:number-columns-spanned="1" table:number-rows-spanned="4" table:style-name="ce132">
            <text:p>Presença à redação</text:p>
          </table:table-cell>
          <table:table-cell office:value-type="string" table:style-name="ce45">
            <text:p>B</text:p>
          </table:table-cell>
          <table:table-cell office:value-type="string" table:style-name="ce22">
            <text:p>Entregou a redação em branco</text:p>
          </table:table-cell>
          <table:table-cell office:value-type="float" office:value="1" table:number-columns-spanned="1" table:number-rows-spanned="4" table:style-name="ce133">
            <text:p>1</text:p>
          </table:table-cell>
          <table:table-cell office:value-type="string" table:number-columns-spanned="1" table:number-rows-spanned="4" table:style-name="ce134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4">
            <text:p>Faltou à prov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8">
            <text:p>N</text:p>
          </table:table-cell>
          <table:table-cell office:value-type="string" table:style-name="ce24">
            <text:p>Redação anulad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9">
            <text:p>P</text:p>
          </table:table-cell>
          <table:table-cell office:value-type="string" table:style-name="ce23">
            <text:p>Presente à prov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3">
          <table:table-cell office:value-type="string" table:style-name="ce44">
            <text:p>NU_NOTA_COMP1</text:p>
          </table:table-cell>
          <table:table-cell office:value-type="string" table:style-name="ce46">
            <text:p>Nota da competência 1</text:p>
          </table:table-cell>
          <table:table-cell table:style-name="ce14"/>
          <table:table-cell table:style-name="ce25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NU_NOTA_COMP2</text:p>
          </table:table-cell>
          <table:table-cell office:value-type="string" table:style-name="ce46">
            <text:p>Nota da competência 2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NU_NOTA_COMP3</text:p>
          </table:table-cell>
          <table:table-cell office:value-type="string" table:style-name="ce46">
            <text:p>Nota da competência 3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NU_NOTA_COMP4</text:p>
          </table:table-cell>
          <table:table-cell office:value-type="string" table:style-name="ce46">
            <text:p>Nota da competência 4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NU_NOTA_COMP5</text:p>
          </table:table-cell>
          <table:table-cell office:value-type="string" table:style-name="ce46">
            <text:p>Nota da competência 5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3">
          <table:table-cell office:value-type="string" table:style-name="ce44">
            <text:p>NU_NOTA_REDACAO</text:p>
          </table:table-cell>
          <table:table-cell office:value-type="string" table:style-name="ce46">
            <text:p>Nota da prova de redação</text:p>
          </table:table-cell>
          <table:table-cell table:style-name="ce9"/>
          <table:table-cell table:style-name="ce21"/>
          <table:table-cell office:value-type="float" office:value="8" table:style-name="ce9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50"/>
        </table:table-row>
        <table:table-row table:style-name="ro6">
          <table:table-cell office:value-type="string" table:number-columns-spanned="6" table:number-rows-spanned="1" table:style-name="ce163">
            <text:p>QUESTIONÁRIO SOCIOECONÔMICO DO ENEM<text:span text:style-name="T2"><text:s/>4</text:span></text:p>
          </table:table-cell>
          <table:covered-table-cell table:number-columns-repeated="5"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47">
            <text:p>IN_QSE</text:p>
          </table:table-cell>
          <table:table-cell office:value-type="string" table:number-columns-spanned="1" table:number-rows-spanned="2" table:style-name="ce148">
            <text:p>Resposta ao Questionário Socioeconômico</text:p>
          </table:table-cell>
          <table:table-cell office:value-type="float" office:value="1" table:style-name="ce12">
            <text:p>1</text:p>
          </table:table-cell>
          <table:table-cell office:value-type="string" table:style-name="ce22">
            <text:p>Respondeu o questionário socioecômico</text:p>
          </table:table-cell>
          <table:table-cell office:value-type="float" office:value="1" table:number-columns-spanned="1" table:number-rows-spanned="2" table:style-name="ce149">
            <text:p>1</text:p>
          </table:table-cell>
          <table:table-cell office:value-type="string" table:number-columns-spanned="1" table:number-rows-spanned="2" table:style-name="ce150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float" office:value="0" table:style-name="ce14">
            <text:p>0</text:p>
          </table:table-cell>
          <table:table-cell office:value-type="string" table:style-name="ce23">
            <text:p>Não respondeu o questionário socioecômi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</text:p>
          </table:table-cell>
          <table:table-cell office:value-type="string" table:number-columns-spanned="1" table:number-rows-spanned="2" table:style-name="ce167">
            <text:p>Seu sexo</text:p>
          </table:table-cell>
          <table:table-cell office:value-type="string" table:style-name="ce3">
            <text:p>A</text:p>
          </table:table-cell>
          <table:table-cell office:value-type="string" table:style-name="ce41">
            <text:p>Feminino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169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42">
            <text:p>Masculin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8" table:style-name="ce166">
            <text:p>Q2</text:p>
          </table:table-cell>
          <table:table-cell office:value-type="string" table:number-columns-spanned="1" table:number-rows-spanned="8" table:style-name="ce167">
            <text:p>Ano em que você nasceu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Após 1981</text:p>
          </table:table-cell>
          <table:table-cell office:value-type="float" office:value="1" table:number-columns-spanned="1" table:number-rows-spanned="8" table:style-name="ce170">
            <text:p>1</text:p>
          </table:table-cell>
          <table:table-cell office:value-type="string" table:number-columns-spanned="1" table:number-rows-spanned="8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1981" table:style-name="ce51">
            <text:p>1981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float" office:value="1980" table:style-name="ce51">
            <text:p>1980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float" office:value="1979" table:style-name="ce51">
            <text:p>1979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float" office:value="1978" table:style-name="ce51">
            <text:p>1978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float" office:value="1977" table:style-name="ce51">
            <text:p>1977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Entre 1973 e 1976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1">
            <text:p>Antes de 1973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3</text:p>
          </table:table-cell>
          <table:table-cell office:value-type="string" table:number-columns-spanned="1" table:number-rows-spanned="5" table:style-name="ce167">
            <text:p>Como <text:s/>você se consider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Branco(a).</text:p>
          </table:table-cell>
          <table:table-cell office:value-type="float" office:value="1" table:number-columns-spanned="1" table:number-rows-spanned="5" table:style-name="ce173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ardo(a) / mulato(a)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egro(a)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Amarelo(a) (De origem asiátic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Indígena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4</text:p>
          </table:table-cell>
          <table:table-cell office:value-type="string" table:number-columns-spanned="1" table:number-rows-spanned="4" table:style-name="ce167">
            <text:p>Qual o seu estado civil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Solteiro(a)</text:p>
          </table:table-cell>
          <table:table-cell office:value-type="float" office:value="1" table:number-columns-spanned="1" table:number-rows-spanned="4" table:style-name="ce174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Casado(a) / mora com um(a) companheiro(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Separado(a) / divorciado(a) / desquitado(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Viúvo(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5</text:p>
          </table:table-cell>
          <table:table-cell office:value-type="string" table:number-columns-spanned="1" table:number-rows-spanned="5" table:style-name="ce167">
            <text:p>Como você mor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m casa ou apartamento, com sua família<text:s/></text:p>
          </table:table-cell>
          <table:table-cell office:value-type="float" office:value="1" table:number-columns-spanned="1" table:number-rows-spanned="5" table:style-name="ce176">
            <text:p>1</text:p>
          </table:table-cell>
          <table:table-cell office:value-type="string" table:number-columns-spanned="1" table:number-rows-spanned="5" table:style-name="ce177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Em casa ou apartamento, sozinho(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Em quarto ou cômodo alugado, sozinho(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Em habitação coletiva: hotel, hospedaria, quartel, pensionato, república, etc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Outra situa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6</text:p>
          </table:table-cell>
          <table:table-cell office:value-type="string" table:number-columns-spanned="1" table:number-rows-spanned="2" table:style-name="ce167">
            <text:p>Quem mora com você?: moro sozinho(a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8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7</text:p>
          </table:table-cell>
          <table:table-cell office:value-type="string" table:number-columns-spanned="1" table:number-rows-spanned="2" table:style-name="ce167">
            <text:p>Quem mora com você?: <text:s/>pai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8</text:p>
          </table:table-cell>
          <table:table-cell office:value-type="string" table:number-columns-spanned="1" table:number-rows-spanned="2" table:style-name="ce167">
            <text:p>Quem mora com você?: <text:s/>mã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9</text:p>
          </table:table-cell>
          <table:table-cell office:value-type="string" table:number-columns-spanned="1" table:number-rows-spanned="2" table:style-name="ce167">
            <text:p>Quem mora com você?: mulher, marido, companheiro ou companheira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0</text:p>
          </table:table-cell>
          <table:table-cell office:value-type="string" table:number-columns-spanned="1" table:number-rows-spanned="2" table:style-name="ce167">
            <text:p>Quem mora com você?: <text:s/>filho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1</text:p>
          </table:table-cell>
          <table:table-cell office:value-type="string" table:number-columns-spanned="1" table:number-rows-spanned="2" table:style-name="ce167">
            <text:p>Quem mora com você?: <text:s/>irmão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2</text:p>
          </table:table-cell>
          <table:table-cell office:value-type="string" table:number-columns-spanned="1" table:number-rows-spanned="2" table:style-name="ce167">
            <text:p>Quem mora com você?: outros parente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3</text:p>
          </table:table-cell>
          <table:table-cell office:value-type="string" table:number-columns-spanned="1" table:number-rows-spanned="2" table:style-name="ce167">
            <text:p>Quem mora com você?: <text:s/>amigos ou colega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4</text:p>
          </table:table-cell>
          <table:table-cell office:value-type="string" table:number-columns-spanned="1" table:number-rows-spanned="2" table:style-name="ce167">
            <text:p>Quem mora com você?: <text:s/>pessoa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15</text:p>
          </table:table-cell>
          <table:table-cell office:value-type="string" table:number-columns-spanned="1" table:number-rows-spanned="2" table:style-name="ce167">
            <text:p>Quem mora com você?: Outra situação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7" table:style-name="ce166">
            <text:p>Q16</text:p>
          </table:table-cell>
          <table:table-cell office:value-type="string" table:number-columns-spanned="1" table:number-rows-spanned="7" table:style-name="ce167">
            <text:p>Quantas pessoas moram em sua casa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Moro sozinho<text:s/></text:p>
          </table:table-cell>
          <table:table-cell office:value-type="float" office:value="1" table:number-columns-spanned="1" table:number-rows-spanned="7" table:style-name="ce176">
            <text:p>1</text:p>
          </table:table-cell>
          <table:table-cell office:value-type="string" table:number-columns-spanned="1" table:number-rows-spanned="7" table:style-name="ce177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Duas pessoas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Três pessoas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Quatro pessoas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Cinco pessoas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Seis pessoa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Mais de seis pessoas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17</text:p>
          </table:table-cell>
          <table:table-cell office:value-type="string" table:number-columns-spanned="1" table:number-rows-spanned="5" table:style-name="ce167">
            <text:p>Quantos filhos tem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Não tenho filhos<text:s/></text:p>
          </table:table-cell>
          <table:table-cell office:value-type="float" office:value="1" table:number-columns-spanned="1" table:number-rows-spanned="5" table:style-name="ce179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filh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Dois filhos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Três filh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Quatro ou mais filh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9" table:style-name="ce166">
            <text:p>Q18</text:p>
          </table:table-cell>
          <table:table-cell office:value-type="string" table:number-columns-spanned="1" table:number-rows-spanned="9" table:style-name="ce167">
            <text:p>Até quanto seu pai estudou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Não estudou</text:p>
          </table:table-cell>
          <table:table-cell office:value-type="float" office:value="1" table:number-columns-spanned="1" table:number-rows-spanned="9" table:style-name="ce170">
            <text:p>1</text:p>
          </table:table-cell>
          <table:table-cell office:value-type="string" table:number-columns-spanned="1" table:number-rows-spanned="9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Da primeira à quarta série do ensino fundamental (antigo primário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Da quinta à oitava série do ensino fundamental (antigo ginásio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Ensino Médio (2º grau) incomplet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Ensino Médio (2º grau) complet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Ensino Superior incomplet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Ensino Superior complet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1">
            <text:p>Pós-graduação (mestrado, especialização, doutorado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1">
            <text:p>Não sei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9" table:style-name="ce166">
            <text:p>Q19</text:p>
          </table:table-cell>
          <table:table-cell office:value-type="string" table:number-columns-spanned="1" table:number-rows-spanned="9" table:style-name="ce167">
            <text:p>Até quanto sua mãe estudou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Não estudou</text:p>
          </table:table-cell>
          <table:table-cell office:value-type="float" office:value="1" table:number-columns-spanned="1" table:number-rows-spanned="9" table:style-name="ce173">
            <text:p>1</text:p>
          </table:table-cell>
          <table:table-cell office:value-type="string" table:number-columns-spanned="1" table:number-rows-spanned="9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Da primeira à quarta série do ensino fundamental (antigo primário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Da quinta à oitava série do ensino fundamental (antigo ginásio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Ensino Médio (2º grau) incomplet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3">
            <text:p>Ensino Médio (2º grau) complet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3">
            <text:p>Ensino Superior incomplet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3">
            <text:p>Ensino Superior complet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3">
            <text:p>Pós-graduação (mestrado, especialização, doutorado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4">
            <text:p>Não sei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10" table:style-name="ce166">
            <text:p>Q20</text:p>
          </table:table-cell>
          <table:table-cell office:value-type="string" table:number-columns-spanned="1" table:number-rows-spanned="10" table:style-name="ce167">
            <text:p>Em que seu pai trabalha ou trabalhou, na maior parte da vida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Na agricultura, no campo, em fazenda, na pesca<text:s/></text:p>
          </table:table-cell>
          <table:table-cell office:value-type="float" office:value="1" table:number-columns-spanned="1" table:number-rows-spanned="10" table:style-name="ce170">
            <text:p>1</text:p>
          </table:table-cell>
          <table:table-cell office:value-type="string" table:number-columns-spanned="1" table:number-rows-spanned="10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Na indústr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No comércio, bancos, transporte ou outros serviç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Como empregado em casa de famíl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Como funcionário do governo federal, do estado ou município, ou milita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Profissional liberal, professor ou técnico de nível superio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No la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1">
            <text:p>Na produção (comida, costura etc.) ou em serviços (aula particular etc.) em cas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1">
            <text:p>Não trabalh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J</text:p>
          </table:table-cell>
          <table:table-cell office:value-type="string" table:style-name="ce51">
            <text:p>Não sei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12" table:style-name="ce166">
            <text:p>Q21</text:p>
          </table:table-cell>
          <table:table-cell office:value-type="string" table:number-columns-spanned="1" table:number-rows-spanned="12" table:style-name="ce167">
            <text:p>Qual a posição do seu pai neste trabalho, na maior parte do temp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Gerente, administrador ou diretor de empresa privada</text:p>
          </table:table-cell>
          <table:table-cell office:value-type="float" office:value="1" table:number-columns-spanned="1" table:number-rows-spanned="12" table:style-name="ce173">
            <text:p>1</text:p>
          </table:table-cell>
          <table:table-cell office:value-type="string" table:number-columns-spanned="1" table:number-rows-spanned="1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Funcionário público (federal, estadual, municipal), com funções de dire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ilitar (guarda civil, polícia estadual ou Forças Armadas), com posto de com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Empregado no setor privado, com carteira assinad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3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3">
            <text:p>Militar (guarda civil, polícia estadual ou Forças Armadas), sem posto de com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3">
            <text:p>Trabalho temporário, informal, sem carteira assinada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3">
            <text:p>Trabalha por conta própr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3">
            <text:p>Desemprega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J</text:p>
          </table:table-cell>
          <table:table-cell office:value-type="string" table:style-name="ce53">
            <text:p>Aposentad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K</text:p>
          </table:table-cell>
          <table:table-cell office:value-type="string" table:style-name="ce53">
            <text:p>Não trabalh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L</text:p>
          </table:table-cell>
          <table:table-cell office:value-type="string" table:style-name="ce54">
            <text:p>Outra situa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10" table:style-name="ce166">
            <text:p>Q22</text:p>
          </table:table-cell>
          <table:table-cell office:value-type="string" table:number-columns-spanned="1" table:number-rows-spanned="10" table:style-name="ce167">
            <text:p>Em que sua mãe trabalha ou trabalhou, na maior parte da vida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Na agricultura, no campo, em fazenda, na pesca<text:s/></text:p>
          </table:table-cell>
          <table:table-cell office:value-type="float" office:value="1" table:number-columns-spanned="1" table:number-rows-spanned="10" table:style-name="ce170">
            <text:p>1</text:p>
          </table:table-cell>
          <table:table-cell office:value-type="string" table:number-columns-spanned="1" table:number-rows-spanned="10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Na indústr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No comércio, bancos, transporte e outros serviç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Como empregada em casa de famíl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Como funcionária do governo federal, do estado ou município, ou milita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Como profissional liberal, professor ou técnico de nível superio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No la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1">
            <text:p>Na produção (comida, costura etc.) ou em serviços (aula particular etc.) em cas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I</text:p>
          </table:table-cell>
          <table:table-cell office:value-type="string" table:style-name="ce51">
            <text:p>Não trabalh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J</text:p>
          </table:table-cell>
          <table:table-cell office:value-type="string" table:style-name="ce51">
            <text:p>Não sei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12" table:style-name="ce166">
            <text:p>Q23</text:p>
          </table:table-cell>
          <table:table-cell office:value-type="string" table:number-columns-spanned="1" table:number-rows-spanned="12" table:style-name="ce167">
            <text:p>Qual a posição da sua mãe neste trabalho, na maior parte do tempo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Gerente, administrador ou diretor de empresa privada</text:p>
          </table:table-cell>
          <table:table-cell office:value-type="float" office:value="1" table:number-columns-spanned="1" table:number-rows-spanned="12" table:style-name="ce173">
            <text:p>1</text:p>
          </table:table-cell>
          <table:table-cell office:value-type="string" table:number-columns-spanned="1" table:number-rows-spanned="1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Empregado no setor privado, com carteira assinad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3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3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3">
            <text:p>Trabalho temporário, informal, sem carteira assinada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3">
            <text:p>Trabalho por conta própr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3">
            <text:p>Desempregad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J</text:p>
          </table:table-cell>
          <table:table-cell office:value-type="string" table:style-name="ce53">
            <text:p>Aposentad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K</text:p>
          </table:table-cell>
          <table:table-cell office:value-type="string" table:style-name="ce53">
            <text:p>Não trabalh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L</text:p>
          </table:table-cell>
          <table:table-cell office:value-type="string" table:style-name="ce54">
            <text:p>Outra situa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8" table:style-name="ce166">
            <text:p>Q24</text:p>
          </table:table-cell>
          <table:table-cell office:value-type="string" table:number-columns-spanned="1" table:number-rows-spanned="8" table:style-name="ce167">
            <text:p>Qual a renda total do seu domicílio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Até 1 salário mínimo (até R$ 136,00)</text:p>
          </table:table-cell>
          <table:table-cell office:value-type="float" office:value="1" table:number-columns-spanned="1" table:number-rows-spanned="8" table:style-name="ce170">
            <text:p>1</text:p>
          </table:table-cell>
          <table:table-cell office:value-type="string" table:number-columns-spanned="1" table:number-rows-spanned="8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De 1 a 2 salários mínimos (R$ 137,00 a R$ 272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De 2 a 5 salários mínimos (R$ 273,00 a R$ 68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De 5 a 10 salários mínimos (R$ 681,00 a R$ 1.36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De 10 a 30 salários mínimos (R$ 1.361,00 a R$ 4.08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De 30 a 50 salários mínimos (R$ 4.081,00 a R$ 6.80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Mais de 50 salários mínimos (mais de R$ 6.80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1">
            <text:p>Nenhuma rend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25</text:p>
          </table:table-cell>
          <table:table-cell office:value-type="string" table:number-columns-spanned="1" table:number-rows-spanned="4" table:style-name="ce167">
            <text:p>Quais e quanto itens <text:s/>sua casa tem?: automóvel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26</text:p>
          </table:table-cell>
          <table:table-cell office:value-type="string" table:number-columns-spanned="1" table:number-rows-spanned="4" table:style-name="ce167">
            <text:p>Quais e quanto itens <text:s/>sua casa tem?: TV em cores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3">
          <table:table-cell office:value-type="string" table:number-columns-spanned="1" table:number-rows-spanned="4" table:style-name="ce166">
            <text:p>Q27</text:p>
          </table:table-cell>
          <table:table-cell office:value-type="string" table:number-columns-spanned="1" table:number-rows-spanned="4" table:style-name="ce167">
            <text:p>Quais e quanto itens <text:s/>sua casa tem?: microcomputador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3">
          <table:table-cell office:value-type="string" table:number-columns-spanned="1" table:number-rows-spanned="4" table:style-name="ce166">
            <text:p>Q28</text:p>
          </table:table-cell>
          <table:table-cell office:value-type="string" table:number-columns-spanned="1" table:number-rows-spanned="4" table:style-name="ce167">
            <text:p>Quais e quanto itens <text:s/>sua casa tem?: videocassete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7">
          <table:table-cell office:value-type="string" table:number-columns-spanned="1" table:number-rows-spanned="4" table:style-name="ce166">
            <text:p>Q29</text:p>
          </table:table-cell>
          <table:table-cell office:value-type="string" table:number-columns-spanned="1" table:number-rows-spanned="4" table:style-name="ce167">
            <text:p>Quais e quanto itens <text:s/>sua casa tem?: <text:s/>máquina de lavar roupa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3" table:style-name="ce60"/>
          <table:table-cell table:number-columns-repeated="16375" table:style-name="ce50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3" table:style-name="ce60"/>
          <table:table-cell table:number-columns-repeated="16375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30</text:p>
          </table:table-cell>
          <table:table-cell office:value-type="string" table:number-columns-spanned="1" table:number-rows-spanned="4" table:style-name="ce167">
            <text:p>Quais e quanto itens <text:s/>sua casa tem?: aspirador de pó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31</text:p>
          </table:table-cell>
          <table:table-cell office:value-type="string" table:number-columns-spanned="1" table:number-rows-spanned="4" table:style-name="ce167">
            <text:p>Quais e quanto itens <text:s/>sua casa tem?: geladeira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32</text:p>
          </table:table-cell>
          <table:table-cell office:value-type="string" table:number-columns-spanned="1" table:number-rows-spanned="4" table:style-name="ce167">
            <text:p>Quais e quanto itens <text:s/>sua casa tem?: Freezer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33</text:p>
          </table:table-cell>
          <table:table-cell office:value-type="string" table:number-columns-spanned="1" table:number-rows-spanned="4" table:style-name="ce167">
            <text:p>Quais e quanto itens <text:s/>sua casa tem?:Telefone</text:p>
          </table:table-cell>
          <table:table-cell office:value-type="string" table:style-name="ce1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1" table:number-columns-spanned="1" table:number-rows-spanned="4" table:style-name="ce175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53">
            <text:p>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3 ou +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 te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34</text:p>
          </table:table-cell>
          <table:table-cell office:value-type="string" table:number-columns-spanned="1" table:number-rows-spanned="2" table:style-name="ce167">
            <text:p>Quais e quanto itens <text:s/>sua casa tem?: tem casa própri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35</text:p>
          </table:table-cell>
          <table:table-cell office:value-type="string" table:number-columns-spanned="1" table:number-rows-spanned="2" table:style-name="ce167">
            <text:p>Quais e quanto itens <text:s/>sua casa tem?: mora de alugue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36</text:p>
          </table:table-cell>
          <table:table-cell office:value-type="string" table:number-columns-spanned="1" table:number-rows-spanned="2" table:style-name="ce167">
            <text:p>Quais e quanto itens <text:s/>sua casa tem?: está em rua urbanizada (com calçamento ou asfaltada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37</text:p>
          </table:table-cell>
          <table:table-cell office:value-type="string" table:number-columns-spanned="1" table:number-rows-spanned="2" table:style-name="ce167">
            <text:p>Quais e quanto itens <text:s/>sua casa tem?: <text:s/>tem água corrente de torneir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38</text:p>
          </table:table-cell>
          <table:table-cell office:value-type="string" table:number-columns-spanned="1" table:number-rows-spanned="2" table:style-name="ce167">
            <text:p>Quais e quanto itens <text:s/>sua casa tem?: <text:s/>tem eletricidad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39</text:p>
          </table:table-cell>
          <table:table-cell office:value-type="string" table:number-columns-spanned="1" table:number-rows-spanned="2" table:style-name="ce167">
            <text:p>Quais e quanto itens <text:s/>sua casa tem?: empregada doméstica mensalist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3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6" table:number-rows-spanned="1" table:style-name="ce88">
            <text:p><text:span text:style-name="T3">VOCÊ E O TRABALHO</text:span></text:p>
          </table:table-cell>
          <table:covered-table-cell table:number-columns-repeated="5"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80">
            <text:p>Q40</text:p>
          </table:table-cell>
          <table:table-cell office:value-type="string" table:number-columns-spanned="1" table:number-rows-spanned="3" table:style-name="ce167">
            <text:p>Você trabalha, ou já trabalhou, ganhando algum salário ou rendimento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Sim</text:p>
          </table:table-cell>
          <table:table-cell office:value-type="float" office:value="1" table:number-columns-spanned="1" table:number-rows-spanned="3" table:style-name="ce170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Nunca trabalhou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Nunca trabalhou, mas está procurando trabalh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41</text:p>
          </table:table-cell>
          <table:table-cell office:value-type="string" table:number-columns-spanned="1" table:number-rows-spanned="4" table:style-name="ce167">
            <text:p>Você trabalhou ou teve alguma atividade remunerada durante o ensino médio (2º grau)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, todo o tempo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Sim, pelo menos durante um an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Sim, mas só eventua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42</text:p>
          </table:table-cell>
          <table:table-cell office:value-type="string" table:number-columns-spanned="1" table:number-rows-spanned="4" table:style-name="ce167">
            <text:p>Quantas horas você trabalhava por dia, durante seus estudos no ensino médio (2º grau)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Sem jornada fixa, até 10 horas semanais<text:s/></text:p>
          </table:table-cell>
          <table:table-cell office:value-type="float" office:value="1" table:number-columns-spanned="1" table:number-rows-spanned="4" table:style-name="ce170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De 11 a 20 horas semanai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De 21 a 30 horas semanai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5">
            <text:p>De 31 a 40 horas semanai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43</text:p>
          </table:table-cell>
          <table:table-cell office:value-type="string" table:number-columns-spanned="1" table:number-rows-spanned="3" table:style-name="ce167">
            <text:p>Com que finalidade você trabalhava, enquanto estudava no ensino médio (antigo 2º grau)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Para ajudar meus pais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ara meu próprio sustent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Para as duas finalidad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44</text:p>
          </table:table-cell>
          <table:table-cell office:value-type="string" table:number-columns-spanned="1" table:number-rows-spanned="4" table:style-name="ce167">
            <text:p>Se você trabalhava durante seus estudos no ensino médio, com que idade começou a exercer atividade remunerada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Antes dos 14 anos<text:s/></text:p>
          </table:table-cell>
          <table:table-cell office:value-type="float" office:value="1" table:number-columns-spanned="1" table:number-rows-spanned="4" table:style-name="ce170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Entre 14 e 16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Entre 17 e 18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Após 18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8" table:style-name="ce166">
            <text:p>Q45</text:p>
          </table:table-cell>
          <table:table-cell office:value-type="string" table:number-columns-spanned="1" table:number-rows-spanned="8" table:style-name="ce167">
            <text:p>Se estiver trabalhando atualmente, qual a renda ou salário mensa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Até 1 salário mínimo (até R$ 136,00)</text:p>
          </table:table-cell>
          <table:table-cell office:value-type="float" office:value="1" table:number-columns-spanned="1" table:number-rows-spanned="8" table:style-name="ce173">
            <text:p>1</text:p>
          </table:table-cell>
          <table:table-cell office:value-type="string" table:number-columns-spanned="1" table:number-rows-spanned="8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De 1 a 2 salários mínimos (R$ 137,00 a R$ 272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De 2 a 5 salários mínimos (R$ 273,00 a R$ 68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De 5 a 10 salários mínimos (R$ 681,00 a R$ 1.36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3">
            <text:p>De 10 a 30 salários mínimos (R$ 1.361,00 a R$ 4.08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3">
            <text:p>De 30 a 50 salários mínimos (R$ 4.081,00 a R$ 6.80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3">
            <text:p>Mais de 50 salários mínimos (mais de R$ 6.800,00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4">
            <text:p>Não estou trabalh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46</text:p>
          </table:table-cell>
          <table:table-cell office:value-type="string" table:number-columns-spanned="1" table:number-rows-spanned="3" table:style-name="ce167">
            <text:p>Por que trabalha atualmente: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Para ajudar meus pais<text:s/></text:p>
          </table:table-cell>
          <table:table-cell office:value-type="float" office:value="1" table:number-columns-spanned="1" table:number-rows-spanned="3" table:style-name="ce170">
            <text:p>1</text:p>
          </table:table-cell>
          <table:table-cell office:value-type="string" table:number-columns-spanned="1" table:number-rows-spanned="3" table:style-name="ce134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Para meu próprio sustent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Para as duas finalidad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9" table:style-name="ce166">
            <text:p>Q47</text:p>
          </table:table-cell>
          <table:table-cell office:value-type="string" table:number-columns-spanned="1" table:number-rows-spanned="9" table:style-name="ce167">
            <text:p>Em que você trabalha atualmente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Na agricultura (campo, fazenda, pesca).<text:s/></text:p>
          </table:table-cell>
          <table:table-cell office:value-type="float" office:value="1" table:number-columns-spanned="1" table:number-rows-spanned="9" table:style-name="ce173">
            <text:p>1</text:p>
          </table:table-cell>
          <table:table-cell office:value-type="string" table:number-columns-spanned="1" table:number-rows-spanned="9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a indústria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o comércio, banco, transporte ou outros serviços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Como empregado(a) em casa de família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3">
            <text:p>Como funcionário(a) do governo federal, do estado ou do município, ou militar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3">
            <text:p>Como profissional liberal, professor(a) ou técnico(a) de nível superior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3">
            <text:p>No lar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3">
            <text:p>Na produção (comida, costura etc.) ou em serviços (aula particular etc.) em cas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4">
            <text:p>Não trabalh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12" table:style-name="ce166">
            <text:p>Q48</text:p>
          </table:table-cell>
          <table:table-cell office:value-type="string" table:number-columns-spanned="1" table:number-rows-spanned="12" table:style-name="ce167">
            <text:p>Qual a sua posição no trabalho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Gerente, administrador(a) ou diretor(a) de empresa privada.</text:p>
          </table:table-cell>
          <table:table-cell office:value-type="float" office:value="1" table:number-columns-spanned="1" table:number-rows-spanned="12" table:style-name="ce174">
            <text:p>1</text:p>
          </table:table-cell>
          <table:table-cell office:value-type="string" table:number-columns-spanned="1" table:number-rows-spanned="1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Empregado(a) no setor privado, com carteira assinad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Funcionário(a) público(a) (federal, estadual ou municipal), sem função de direção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Trabalho temporário, informal, sem carteira assinad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43">
            <text:p>H</text:p>
          </table:table-cell>
          <table:table-cell office:value-type="string" table:style-name="ce51">
            <text:p>Trabalho por conta própria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1">
            <text:p>Desempregado(a)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J</text:p>
          </table:table-cell>
          <table:table-cell office:value-type="string" table:style-name="ce51">
            <text:p>Aposentado(a)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K</text:p>
          </table:table-cell>
          <table:table-cell office:value-type="string" table:style-name="ce51">
            <text:p>Não trabalh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L</text:p>
          </table:table-cell>
          <table:table-cell office:value-type="string" table:style-name="ce51">
            <text:p>Outra situaç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49</text:p>
          </table:table-cell>
          <table:table-cell office:value-type="string" table:number-columns-spanned="1" table:number-rows-spanned="3" table:style-name="ce182">
            <text:p>Você está atualmente trabalhando em alguma atividade para o qual se preparou nos estudos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3" table:style-name="ce176">
            <text:p>1</text:p>
          </table:table-cell>
          <table:table-cell office:value-type="string" table:number-columns-spanned="1" table:number-rows-spanned="3" table:style-name="ce177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, porque não consegui trabalho na minha profiss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preparei para um trabalho em específico/minha formação foi geral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83">
            <text:p>Q50</text:p>
          </table:table-cell>
          <table:table-cell office:value-type="string" table:number-columns-spanned="1" table:number-rows-spanned="4" table:style-name="ce184">
            <text:p>Quanto tempo você está trabalhando na atividade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enos de 1 ano<text:s/></text:p>
          </table:table-cell>
          <table:table-cell office:value-type="float" office:value="1" table:number-columns-spanned="1" table:number-rows-spanned="4" table:style-name="ce176">
            <text:p>1</text:p>
          </table:table-cell>
          <table:table-cell office:value-type="string" table:number-columns-spanned="1" table:number-rows-spanned="4" table:style-name="ce12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Entre 1 e 2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Entre 2 e 4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Mais de 4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6" table:number-rows-spanned="1" table:style-name="ce88">
            <text:p><text:span text:style-name="T3">VOCÊ E OS ESTUDOS</text:span></text:p>
          </table:table-cell>
          <table:covered-table-cell table:number-columns-repeated="5"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6" table:style-name="ce166">
            <text:p>Q51</text:p>
          </table:table-cell>
          <table:table-cell office:value-type="string" table:number-columns-spanned="1" table:number-rows-spanned="6" table:style-name="ce167">
            <text:p>Anos que levou para concluir o ensino fundamental (1º grau)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Menos de 8 anos<text:s/></text:p>
          </table:table-cell>
          <table:table-cell office:value-type="float" office:value="1" table:number-columns-spanned="1" table:number-rows-spanned="6" table:style-name="ce170">
            <text:p>1</text:p>
          </table:table-cell>
          <table:table-cell office:value-type="string" table:number-columns-spanned="1" table:number-rows-spanned="6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8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9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10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11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Mais de 11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52</text:p>
          </table:table-cell>
          <table:table-cell office:value-type="string" table:number-columns-spanned="1" table:number-rows-spanned="3" table:style-name="ce167">
            <text:p>Em que tipo de escola cursou o ensino fundamental (1ª grau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omente em escola pública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omente em escola particula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7" table:style-name="ce166">
            <text:p>Q53</text:p>
          </table:table-cell>
          <table:table-cell office:value-type="string" table:number-columns-spanned="1" table:number-rows-spanned="7" table:style-name="ce167">
            <text:p>Em que ano concluiu ou concluirá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Vou concluí-lo no segundo semestre de 1999<text:s/></text:p>
          </table:table-cell>
          <table:table-cell office:value-type="float" office:value="1" table:number-columns-spanned="1" table:number-rows-spanned="7" table:style-name="ce170">
            <text:p>1</text:p>
          </table:table-cell>
          <table:table-cell office:value-type="string" table:number-columns-spanned="1" table:number-rows-spanned="7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No primeiro semestre de 1999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float" office:value="1998" table:style-name="ce51">
            <text:p>1998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float" office:value="1997" table:style-name="ce51">
            <text:p>1997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float" office:value="1996" table:style-name="ce51">
            <text:p>1996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1">
            <text:p>Entre 1992 e1995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1">
            <text:p>Antes de 1992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6" table:style-name="ce166">
            <text:p>Q54</text:p>
          </table:table-cell>
          <table:table-cell office:value-type="string" table:number-columns-spanned="1" table:number-rows-spanned="6" table:style-name="ce167">
            <text:p>Quantos anos você levou para cursar o ensino médio (2º grau)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enos de 3 anos<text:s/></text:p>
          </table:table-cell>
          <table:table-cell office:value-type="float" office:value="1" table:number-columns-spanned="1" table:number-rows-spanned="6" table:style-name="ce173">
            <text:p>1</text:p>
          </table:table-cell>
          <table:table-cell office:value-type="string" table:number-columns-spanned="1" table:number-rows-spanned="6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3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4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5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3">
            <text:p>6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4">
            <text:p>Mais de 6 a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55</text:p>
          </table:table-cell>
          <table:table-cell office:value-type="string" table:number-columns-spanned="1" table:number-rows-spanned="3" table:style-name="ce167">
            <text:p>Em que turno você cursou ou esta cursando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Somente no turno diurno</text:p>
          </table:table-cell>
          <table:table-cell office:value-type="float" office:value="1" table:number-columns-spanned="1" table:number-rows-spanned="3" table:style-name="ce170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Parte no turno diurno e parte no turno noturn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Somente no turno noturn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56</text:p>
          </table:table-cell>
          <table:table-cell office:value-type="string" table:number-columns-spanned="1" table:number-rows-spanned="3" table:style-name="ce167">
            <text:p>Em que <text:s/>tipo escola cursou ou está cursando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omente em escola pública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omente em escola particular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57</text:p>
          </table:table-cell>
          <table:table-cell office:value-type="string" table:number-columns-spanned="1" table:number-rows-spanned="2" table:style-name="ce167">
            <text:p>Em que modalidade de ensino você concluiu ou vai concluir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nsino regular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Ensino supletiv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58</text:p>
          </table:table-cell>
          <table:table-cell office:value-type="string" table:number-columns-spanned="1" table:number-rows-spanned="2" table:style-name="ce167">
            <text:p>Você realiza ou realizou durante o ensino médio (2º Grau), como atividade ou curso extracurricular(es): curso e língua estrangeira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59</text:p>
          </table:table-cell>
          <table:table-cell office:value-type="string" table:number-columns-spanned="1" table:number-rows-spanned="2" table:style-name="ce167">
            <text:p>Você realiza ou realizou durante o ensino médio (2º Grau), como atividade ou curso extracurricular(es): curso de computação ou informátic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60</text:p>
          </table:table-cell>
          <table:table-cell office:value-type="string" table:number-columns-spanned="1" table:number-rows-spanned="2" table:style-name="ce167">
            <text:p>Você realiza ou realizou durante o ensino médio (2º Grau), como atividade ou curso extracurricular(es): curso preparatório para o vestibular (cursinho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61</text:p>
          </table:table-cell>
          <table:table-cell office:value-type="string" table:number-columns-spanned="1" table:number-rows-spanned="2" table:style-name="ce167">
            <text:p>Você realiza ou realizou durante o ensino médio (2º Grau), como atividade ou curso extracurricular(es): artes plásticas em gera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62</text:p>
          </table:table-cell>
          <table:table-cell office:value-type="string" table:number-columns-spanned="1" table:number-rows-spanned="2" table:style-name="ce167">
            <text:p>Você realiza ou realizou durante o ensino médio (2º Grau), como atividade ou curso extracurricular(es): atividades artístic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2" table:style-name="ce166">
            <text:p>Q63</text:p>
          </table:table-cell>
          <table:table-cell office:value-type="string" table:number-columns-spanned="1" table:number-rows-spanned="2" table:style-name="ce167">
            <text:p>Você realiza ou realizou durante o ensino médio (2º Grau), como atividade ou curso extracurricular(es): atividade esportiv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3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4" table:style-name="ce166">
            <text:p>Q64</text:p>
          </table:table-cell>
          <table:table-cell office:value-type="string" table:number-columns-spanned="1" table:number-rows-spanned="4" table:style-name="ce167">
            <text:p>A partir dos conhecimentos adquiridos no ensino médio (2º grau), o <text:s/>candidato se considera apto a exercer uma profissão?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4" table:style-name="ce173">
            <text:p>1</text:p>
          </table:table-cell>
          <table:table-cell office:value-type="string" table:number-columns-spanned="1" table:number-rows-spanned="4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Mais ou menos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85">
            <text:p>Q65</text:p>
          </table:table-cell>
          <table:table-cell office:value-type="string" table:number-columns-spanned="1" table:number-rows-spanned="3" table:style-name="ce186">
            <text:p>Com que frequência você lê jornais?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Frequentemente (todo dia ou quase todo dia)<text:s/></text:p>
          </table:table-cell>
          <table:table-cell office:value-type="float" office:value="1" table:number-columns-spanned="1" table:number-rows-spanned="3" table:style-name="ce187">
            <text:p>1</text:p>
          </table:table-cell>
          <table:table-cell office:value-type="string" table:number-columns-spanned="1" table:number-rows-spanned="3" table:style-name="ce188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Eventua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Nunc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66</text:p>
          </table:table-cell>
          <table:table-cell office:value-type="string" table:number-columns-spanned="1" table:number-rows-spanned="3" table:style-name="ce167">
            <text:p>Com que frequência lê revistas de informação gera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Frequentemente (todo dia ou quase todo dia)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De vez em qu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unc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67</text:p>
          </table:table-cell>
          <table:table-cell office:value-type="string" table:number-columns-spanned="1" table:number-rows-spanned="3" table:style-name="ce167">
            <text:p>Com que frequência lê revistas de humor / quadrinho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Frequentemente (todo dia ou quase todo dia)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De vez em qu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unc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68</text:p>
          </table:table-cell>
          <table:table-cell office:value-type="string" table:number-columns-spanned="1" table:number-rows-spanned="3" table:style-name="ce167">
            <text:p>Com que frequência lê revistas de divulgação científica (Ciência Hoje, Galileu, etc.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Frequentemente (todo dia ou quase todo dia)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De vez em qu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unc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69</text:p>
          </table:table-cell>
          <table:table-cell office:value-type="string" table:number-columns-spanned="1" table:number-rows-spanned="3" table:style-name="ce167">
            <text:p>Com que frequência lê romances, livros de ficçã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Frequentemente (todo dia ou quase todo dia)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De vez em quand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unc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0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conhecimento que os professores tem da matéri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1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<text:s/>dedicação dos professores – pontualidade, preparação das aulas, etc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2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<text:s/>capacidade da escola <text:s/>em motivar os estudantes com pesquisa, excursões, trabalhos de equipe, projetos e outras atividades fora da rotin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3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recursos pedagógicos: laboratórios, bibliotecas, TV, vídeos etc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4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<text:s/>condições físicas da escola - condição das salas, banheiros, limpez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5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<text:s/>acesso a computadores e outros recursos de informátic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5" table:style-name="ce166">
            <text:p>Q76</text:p>
          </table:table-cell>
          <table:table-cell office:value-type="string" table:number-columns-spanned="1" table:number-rows-spanned="5" table:style-name="ce167">
            <text:p>Qual <text:s/>é a sua avaliação da escola secundária ou de nível médio, que você frequentou, em relação a: <text:s/>ensino de língua estrangeir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Excelente</text:p>
          </table:table-cell>
          <table:table-cell office:value-type="float" office:value="1" table:number-columns-spanned="1" table:number-rows-spanned="5" table:style-name="ce172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Bo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Mais ou meno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Ruim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éssim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6" table:number-rows-spanned="1" table:style-name="ce88">
            <text:p><text:span text:style-name="T3">SEUS INTERESSES E PROJETOS PARA O FUTURO</text:span></text:p>
          </table:table-cell>
          <table:covered-table-cell table:number-columns-repeated="5"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77</text:p>
          </table:table-cell>
          <table:table-cell office:value-type="string" table:number-columns-spanned="1" table:number-rows-spanned="3" table:style-name="ce167">
            <text:p>O que você pretende fazer nos próximos 3 anos: continuar estudand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78</text:p>
          </table:table-cell>
          <table:table-cell office:value-type="string" table:number-columns-spanned="1" table:number-rows-spanned="3" table:style-name="ce167">
            <text:p>O que você pretende fazer nos próximos 3 anos: conseguir um empreg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79</text:p>
          </table:table-cell>
          <table:table-cell office:value-type="string" table:number-columns-spanned="1" table:number-rows-spanned="3" table:style-name="ce167">
            <text:p>O que você pretende fazer nos próximos 3 anos: melhorar a posição no emprego atua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0</text:p>
          </table:table-cell>
          <table:table-cell office:value-type="string" table:number-columns-spanned="1" table:number-rows-spanned="3" table:style-name="ce167">
            <text:p>O que você pretende fazer nos próximos 3 anos: fazer um concurso públic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1</text:p>
          </table:table-cell>
          <table:table-cell office:value-type="string" table:number-columns-spanned="1" table:number-rows-spanned="3" table:style-name="ce167">
            <text:p>O que você pretende fazer nos próximos 3 anos: trabalhar por conta própria, abrir meu próprio negócio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2</text:p>
          </table:table-cell>
          <table:table-cell office:value-type="string" table:number-columns-spanned="1" table:number-rows-spanned="3" table:style-name="ce167">
            <text:p>O que você pretende fazer nos próximos 3 anos: constituir famíli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3</text:p>
          </table:table-cell>
          <table:table-cell office:value-type="string" table:number-columns-spanned="1" table:number-rows-spanned="3" table:style-name="ce167">
            <text:p>O que você pretende fazer nos próximos 3 anos: mudar para outra cidade ou estado do Brasil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4</text:p>
          </table:table-cell>
          <table:table-cell office:value-type="string" table:number-columns-spanned="1" table:number-rows-spanned="3" table:style-name="ce167">
            <text:p>O que você pretende fazer nos próximos 3 anos: mudar para o Exterior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certeza<text:s/></text:p>
          </table:table-cell>
          <table:table-cell office:value-type="float" office:value="1" table:number-columns-spanned="1" table:number-rows-spanned="3" table:style-name="ce172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Provavelme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5</text:p>
          </table:table-cell>
          <table:table-cell office:value-type="string" table:number-columns-spanned="1" table:number-rows-spanned="3" table:style-name="ce167">
            <text:p>O quanto você se interessa e acompanha: politica naciona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6</text:p>
          </table:table-cell>
          <table:table-cell office:value-type="string" table:number-columns-spanned="1" table:number-rows-spanned="3" table:style-name="ce167">
            <text:p>O quanto você se interessa e acompanha: a politica internaciona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7</text:p>
          </table:table-cell>
          <table:table-cell office:value-type="string" table:number-columns-spanned="1" table:number-rows-spanned="3" table:style-name="ce167">
            <text:p>O quanto você se interessa e acompanha: esporte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8</text:p>
          </table:table-cell>
          <table:table-cell office:value-type="string" table:number-columns-spanned="1" table:number-rows-spanned="3" table:style-name="ce167">
            <text:p>O quanto você se interessa e acompanha: a economi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89</text:p>
          </table:table-cell>
          <table:table-cell office:value-type="string" table:number-columns-spanned="1" table:number-rows-spanned="3" table:style-name="ce167">
            <text:p>O quanto você se interessa e acompanha: a mod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0</text:p>
          </table:table-cell>
          <table:table-cell office:value-type="string" table:number-columns-spanned="1" table:number-rows-spanned="3" table:style-name="ce167">
            <text:p>O quanto você se interessa e acompanha: atividades culturais, como teatro, pintura, arte, etc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1</text:p>
          </table:table-cell>
          <table:table-cell office:value-type="string" table:number-columns-spanned="1" table:number-rows-spanned="3" table:style-name="ce167">
            <text:p>O quanto você se interessa e acompanha: música popular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2</text:p>
          </table:table-cell>
          <table:table-cell office:value-type="string" table:number-columns-spanned="1" table:number-rows-spanned="3" table:style-name="ce167">
            <text:p>O quanto você se interessa e acompanha: questões sobre comportamento sexual, como a AIDS, a gravidez indesejada etc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3</text:p>
          </table:table-cell>
          <table:table-cell office:value-type="string" table:number-columns-spanned="1" table:number-rows-spanned="3" table:style-name="ce167">
            <text:p>O quanto você se interessa e acompanha: questões sobre o meio ambient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4</text:p>
          </table:table-cell>
          <table:table-cell office:value-type="string" table:number-columns-spanned="1" table:number-rows-spanned="3" table:style-name="ce167">
            <text:p>O quanto você se interessa e acompanha: questões relativas aos direitos de minoria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5</text:p>
          </table:table-cell>
          <table:table-cell office:value-type="string" table:number-columns-spanned="1" table:number-rows-spanned="3" table:style-name="ce167">
            <text:p>O quanto você se interessa e acompanha: questões sociais, como pobreza, o desemprego, a violência etc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Um pouc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me interess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6</text:p>
          </table:table-cell>
          <table:table-cell office:value-type="string" table:number-columns-spanned="1" table:number-rows-spanned="3" table:style-name="ce167">
            <text:p>Você participa de: <text:s/>igreja ou grupo religios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frequência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Ás vez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particip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7</text:p>
          </table:table-cell>
          <table:table-cell office:value-type="string" table:number-columns-spanned="1" table:number-rows-spanned="3" table:style-name="ce167">
            <text:p>Você participa de: partido político ou movimento social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frequência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Ás vez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particip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8</text:p>
          </table:table-cell>
          <table:table-cell office:value-type="string" table:number-columns-spanned="1" table:number-rows-spanned="3" table:style-name="ce167">
            <text:p>Você participa de: <text:s/>sindicato ou associação profissional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frequência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Ás vez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particip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99</text:p>
          </table:table-cell>
          <table:table-cell office:value-type="string" table:number-columns-spanned="1" table:number-rows-spanned="3" table:style-name="ce167">
            <text:p>Você participa de: <text:s/>grupo de bairro ou associação comunitári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frequência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Ás vez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particip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0</text:p>
          </table:table-cell>
          <table:table-cell office:value-type="string" table:number-columns-spanned="1" table:number-rows-spanned="3" table:style-name="ce167">
            <text:p>Você participa de: <text:s/>clube recreativo ou associação esportiva.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frequência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Ás vez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particip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1</text:p>
          </table:table-cell>
          <table:table-cell office:value-type="string" table:number-columns-spanned="1" table:number-rows-spanned="3" table:style-name="ce167">
            <text:p>Você participa de: <text:s/>grêmio estudantil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Com frequência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Ás vezes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Não particip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2</text:p>
          </table:table-cell>
          <table:table-cell office:value-type="string" table:number-columns-spanned="1" table:number-rows-spanned="3" table:style-name="ce167">
            <text:p>Para ter um bom futuro na vida você considera importante: ter sido um bom(a) aluno(a) na escola ou na faculdad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3</text:p>
          </table:table-cell>
          <table:table-cell office:value-type="string" table:number-columns-spanned="1" table:number-rows-spanned="3" table:style-name="ce167">
            <text:p>Para ter um bom futuro na vida você considera importante: <text:s/>ter cursado uma boa escola ou faculdad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4</text:p>
          </table:table-cell>
          <table:table-cell office:value-type="string" table:number-columns-spanned="1" table:number-rows-spanned="3" table:style-name="ce167">
            <text:p>Para ter um bom futuro na vida você considera importante: <text:s/>ter conhecimentos profissionais práticos e útei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5</text:p>
          </table:table-cell>
          <table:table-cell office:value-type="string" table:number-columns-spanned="1" table:number-rows-spanned="3" table:style-name="ce167">
            <text:p>Para ter um bom futuro na vida você considera importante: ter cultura geral (conhecer língua, ler livros etc.)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6</text:p>
          </table:table-cell>
          <table:table-cell office:value-type="string" table:number-columns-spanned="1" table:number-rows-spanned="3" table:style-name="ce167">
            <text:p>Para ter um bom futuro na vida você considera importante: <text:s/>ter amigos influente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7</text:p>
          </table:table-cell>
          <table:table-cell office:value-type="string" table:number-columns-spanned="1" table:number-rows-spanned="3" table:style-name="ce167">
            <text:p>Para ter um bom futuro na vida você considera importante: <text:s/>vir de uma família ric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8</text:p>
          </table:table-cell>
          <table:table-cell office:value-type="string" table:number-columns-spanned="1" table:number-rows-spanned="3" table:style-name="ce167">
            <text:p>O candidato do ENEM considera importante ser espert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09</text:p>
          </table:table-cell>
          <table:table-cell office:value-type="string" table:number-columns-spanned="1" table:number-rows-spanned="3" table:style-name="ce167">
            <text:p>Para ter um bom futuro na vida você considera importante: <text:s/>ter sorte na vid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10</text:p>
          </table:table-cell>
          <table:table-cell office:value-type="string" table:number-columns-spanned="1" table:number-rows-spanned="3" table:style-name="ce167">
            <text:p>Para ter um bom futuro na vida você considera importante: <text:s/>ser honesto e just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table-cell office:value-type="string" table:number-columns-spanned="1" table:number-rows-spanned="3" table:style-name="ce166">
            <text:p>Q111</text:p>
          </table:table-cell>
          <table:table-cell office:value-type="string" table:number-columns-spanned="1" table:number-rows-spanned="3" table:style-name="ce167">
            <text:p>Para ter um bom futuro na vida você considera importante: <text:s/>ser trabalhador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8">
          <table:table-cell office:value-type="string" table:number-columns-spanned="1" table:number-rows-spanned="3" table:style-name="ce166">
            <text:p>Q112</text:p>
          </table:table-cell>
          <table:table-cell office:value-type="string" table:number-columns-spanned="1" table:number-rows-spanned="3" table:style-name="ce167">
            <text:p>Para ter um bom futuro na vida você considera importante: <text:s/>ser generoso(a) e solidário(a) com os outro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5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3" table:style-name="ce166">
            <text:p>Q113</text:p>
          </table:table-cell>
          <table:table-cell office:value-type="string" table:number-columns-spanned="1" table:number-rows-spanned="3" table:style-name="ce167">
            <text:p>Para ter um bom futuro na vida você considera importante: <text:s/>ter fé e seguir os ensinamentos religiosos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uito importante<text:s/>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18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Importante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4">
            <text:p>Sem importância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5" table:style-name="ce166">
            <text:p>Q114</text:p>
          </table:table-cell>
          <table:table-cell office:value-type="string" table:number-columns-spanned="1" table:number-rows-spanned="5" table:style-name="ce182">
            <text:p>Você acha que o Brasil nos últimos anos: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Melhorou muito<text:s/></text:p>
          </table:table-cell>
          <table:table-cell office:value-type="float" office:value="1" table:number-columns-spanned="1" table:number-rows-spanned="5" table:style-name="ce170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Melhorou um pouc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Não melhorou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1">
            <text:p>Piorou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1">
            <text:p>Piorou muit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5" table:style-name="ce183">
            <text:p>Q115</text:p>
          </table:table-cell>
          <table:table-cell office:value-type="string" table:number-columns-spanned="1" table:number-rows-spanned="5" table:style-name="ce184">
            <text:p>Você acha que, nos últimos anos, sua situação e da sua famíli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Melhorou muito<text:s/></text:p>
          </table:table-cell>
          <table:table-cell office:value-type="float" office:value="1" table:number-columns-spanned="1" table:number-rows-spanned="5" table:style-name="ce173">
            <text:p>1</text:p>
          </table:table-cell>
          <table:table-cell office:value-type="string" table:number-columns-spanned="1" table:number-rows-spanned="5" table:style-name="ce17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Melhorou um pouco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ão melhorou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3">
            <text:p>Piorou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4">
            <text:p>Piorou muit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6" table:number-rows-spanned="1" table:style-name="ce88">
            <text:p><text:span text:style-name="T3">EGRESSOS</text:span></text:p>
          </table:table-cell>
          <table:covered-table-cell table:number-columns-repeated="5"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3" table:style-name="ce166">
            <text:p>Q116</text:p>
          </table:table-cell>
          <table:table-cell office:value-type="string" table:number-columns-spanned="1" table:number-rows-spanned="3" table:style-name="ce167">
            <text:p>Você continuou os estudos depois de ter concluído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Sim, estou estudando no momento atual</text:p>
          </table:table-cell>
          <table:table-cell office:value-type="float" office:value="1" table:number-columns-spanned="1" table:number-rows-spanned="3" table:style-name="ce174">
            <text:p>1</text:p>
          </table:table-cell>
          <table:table-cell office:value-type="string" table:number-columns-spanned="1" table:number-rows-spanned="3" table:style-name="ce17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1">
            <text:p>Sim, mas não estou estudando no momento atual<text:s/>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1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2" table:style-name="ce166">
            <text:p>Q117</text:p>
          </table:table-cell>
          <table:table-cell office:value-type="string" table:number-columns-spanned="1" table:number-rows-spanned="2" table:style-name="ce167">
            <text:p>Se você está estudando no momento atual, está desenvolvendo: um curso profissionalizant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2" table:style-name="ce166">
            <text:p>Q118</text:p>
          </table:table-cell>
          <table:table-cell office:value-type="string" table:number-columns-spanned="1" table:number-rows-spanned="2" table:style-name="ce167">
            <text:p>Se você está estudando no momento atual, está desenvolvendo: curso preparatório para vestibular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9">
          <table:table-cell office:value-type="string" table:number-columns-spanned="1" table:number-rows-spanned="2" table:style-name="ce166">
            <text:p>Q119</text:p>
          </table:table-cell>
          <table:table-cell office:value-type="string" table:number-columns-spanned="1" table:number-rows-spanned="2" table:style-name="ce167">
            <text:p>Se você está estudando no momento atual, está desenvolvendo: curso superior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 table:style-name="ce50"/>
        </table:table-row>
        <table:table-row table:style-name="ro9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 table:style-name="ce50"/>
        </table:table-row>
        <table:table-row table:style-name="ro3">
          <table:table-cell office:value-type="string" table:number-columns-spanned="1" table:number-rows-spanned="2" table:style-name="ce166">
            <text:p>Q120</text:p>
          </table:table-cell>
          <table:table-cell office:value-type="string" table:number-columns-spanned="1" table:number-rows-spanned="2" table:style-name="ce167">
            <text:p>Se você está estudando no momento atual, está desenvolvendo: curso de língua estrangeir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number-columns-spanned="1" table:number-rows-spanned="2" table:style-name="ce166">
            <text:p>Q121</text:p>
          </table:table-cell>
          <table:table-cell office:value-type="string" table:number-columns-spanned="1" table:number-rows-spanned="2" table:style-name="ce167">
            <text:p>Se você está estudando no momento atual, está desenvolvendo: um curso de computação ou informátic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2</text:p>
          </table:table-cell>
          <table:table-cell office:value-type="string" table:number-columns-spanned="1" table:number-rows-spanned="2" table:style-name="ce167">
            <text:p>Se você está estudando no momento atual, está desenvolvendo: outro curs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3</text:p>
          </table:table-cell>
          <table:table-cell office:value-type="string" table:number-columns-spanned="1" table:number-rows-spanned="2" table:style-name="ce167">
            <text:p>Se você não está estuando no momento atual, mas continuo seus estudos depois de ter concluído o ensino médio (2° Grau), desenvolveu: curso profissionalizante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4</text:p>
          </table:table-cell>
          <table:table-cell office:value-type="string" table:number-columns-spanned="1" table:number-rows-spanned="2" table:style-name="ce167">
            <text:p>Se você não está estuando no momento atual, mas continou seus estudos depois de ter concluido o ensino médio (2° Grau), desenvolveu: curso preparatório para vestibular, mas não ingressei no curso superior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5</text:p>
          </table:table-cell>
          <table:table-cell office:value-type="string" table:number-columns-spanned="1" table:number-rows-spanned="2" table:style-name="ce167">
            <text:p>Se você não está estuando no momento atual, mas continuo seus estudos depois de ter concluído o ensino médio (2° Grau), desenvolveu: curso superior e se formou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6</text:p>
          </table:table-cell>
          <table:table-cell office:value-type="string" table:number-columns-spanned="1" table:number-rows-spanned="2" table:style-name="ce167">
            <text:p>Se você não está estuando no momento atual, mas continuo seus estudos depois de ter concluído o ensino médio (2° Grau), desenvolveu: curso superior mas não se formou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7</text:p>
          </table:table-cell>
          <table:table-cell office:value-type="string" table:number-columns-spanned="1" table:number-rows-spanned="2" table:style-name="ce167">
            <text:p>Se você não está estuando no momento atual, mas continuo seus estudos depois de ter concluído o ensino médio (2° Grau), desenvolveu: curso de língua estrangeir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8</text:p>
          </table:table-cell>
          <table:table-cell office:value-type="string" table:number-columns-spanned="1" table:number-rows-spanned="2" table:style-name="ce167">
            <text:p>Se você não está estuando no momento atual, mas continuo seus estudos depois de ter concluído o ensino médio (2° Grau), desenvolveu: curso de computação ou informática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5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66">
            <text:p>Q129</text:p>
          </table:table-cell>
          <table:table-cell office:value-type="string" table:number-columns-spanned="1" table:number-rows-spanned="2" table:style-name="ce167">
            <text:p>Se você não está estuando no momento atual, mas continuo seus estudos depois de ter concluído o ensino médio (2° Grau), desenvolveu: outro curso</text:p>
          </table:table-cell>
          <table:table-cell office:value-type="string" table:style-name="ce1">
            <text:p>A</text:p>
          </table:table-cell>
          <table:table-cell office:value-type="string" table:style-name="ce52">
            <text:p>Sim</text:p>
          </table:table-cell>
          <table:table-cell office:value-type="float" office:value="1" table:number-columns-spanned="1" table:number-rows-spanned="2" table:style-name="ce173">
            <text:p>1</text:p>
          </table:table-cell>
          <table:table-cell office:value-type="string" table:number-columns-spanned="1" table:number-rows-spanned="2" table:style-name="ce17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56">
            <text:p>B</text:p>
          </table:table-cell>
          <table:table-cell office:value-type="string" table:style-name="ce5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table:style-name="ce28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78"/>
        </table:table-row>
        <table:table-row table:style-name="ro3">
          <table:table-cell office:value-type="string" table:style-name="ce32">
            <text:p>Nota:</text:p>
          </table:table-cell>
          <table:table-cell table:style-name="ce29"/>
          <table:table-cell table:style-name="ce27"/>
          <table:table-cell table:style-name="ce33"/>
          <table:table-cell table:number-columns-repeated="2" table:style-name="ce27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139">
            <text:p>1. Referente ao Enem 1999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39">
            <text:p>2. Idade do inscrito em 31/12/1999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39">
            <text:p>3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39">
            <text:p>4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number-rows-repeated="1048019" table:style-name="ro3">
          <table:table-cell table:number-columns-repeated="16384"/>
        </table:table-row>
      </table:table>
      <table:table table:name="variáveis_modificadas" table:style-name="ta2"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number-columns-repeated="16381" table:default-cell-style-name="ce37"/>
        <table:table-row table:style-name="ro12">
          <table:table-cell office:value-type="string" table:number-columns-spanned="3" table:number-rows-spanned="1" table:style-name="ce164">
            <text:p>Relação das variáveis de cada edição - Enem 1998</text:p>
          </table:table-cell>
          <table:covered-table-cell table:number-columns-repeated="2"/>
          <table:table-cell table:number-columns-repeated="16381"/>
        </table:table-row>
        <table:table-row table:style-name="ro12">
          <table:table-cell office:value-type="string" table:style-name="ce38">
            <text:p>1° Edição</text:p>
          </table:table-cell>
          <table:table-cell office:value-type="string" table:style-name="ce38">
            <text:p>2º Edição</text:p>
          </table:table-cell>
          <table:table-cell office:value-type="string" table:style-name="ce38">
            <text:p>Situação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MASC_INSCRITO</text:p>
          </table:table-cell>
          <table:table-cell office:value-type="string" table:style-name="ce40">
            <text:p>NU_INSCRICAO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DT_NASCIMENTO</text:p>
          </table:table-cell>
          <table:table-cell table:style-name="ce40"/>
          <table:table-cell office:value-type="string" table:style-name="ce40">
            <text:p>Excluída</text:p>
          </table:table-cell>
          <table:table-cell table:number-columns-repeated="16381"/>
        </table:table-row>
        <table:table-row table:style-name="ro12">
          <table:table-cell table:style-name="ce39"/>
          <table:table-cell office:value-type="string" table:style-name="ce40">
            <text:p>NU_IDADE</text:p>
          </table:table-cell>
          <table:table-cell office:value-type="string" table:style-name="ce40">
            <text:p>Incluí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CODMUNIC_INSC</text:p>
          </table:table-cell>
          <table:table-cell office:value-type="string" table:style-name="ce40">
            <text:p>CO_MUNICIPIO_RESIDENCIA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DS_CIDADE</text:p>
          </table:table-cell>
          <table:table-cell office:value-type="string" table:style-name="ce40">
            <text:p>NO_MUNICIPIO_RESIDENCIA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table:style-name="ce39"/>
          <table:table-cell office:value-type="string" table:style-name="ce40">
            <text:p>CO_UF_RESIDENCIA</text:p>
          </table:table-cell>
          <table:table-cell office:value-type="string" table:style-name="ce40">
            <text:p>Incluída</text:p>
          </table:table-cell>
          <table:table-cell table:number-columns-repeated="16381"/>
        </table:table-row>
        <table:table-row table:style-name="ro12">
          <table:table-cell table:style-name="ce39"/>
          <table:table-cell office:value-type="string" table:style-name="ce40">
            <text:p>SG_UF_RESIDENCIA</text:p>
          </table:table-cell>
          <table:table-cell office:value-type="string" table:style-name="ce40">
            <text:p>Incluí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IN_PRESENCA</text:p>
          </table:table-cell>
          <table:table-cell office:value-type="string" table:style-name="ce40">
            <text:p>TP_PRESENCA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IN_CONCLUIU</text:p>
          </table:table-cell>
          <table:table-cell office:value-type="string" table:style-name="ce40">
            <text:p>TP_ST_CONCLUSAO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IN_SITUACAO</text:p>
          </table:table-cell>
          <table:table-cell office:value-type="string" table:style-name="ce40">
            <text:p>TP_STATUS_REDACAO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NU_NOTA_REDACAO_COMP1</text:p>
          </table:table-cell>
          <table:table-cell office:value-type="string" table:style-name="ce40">
            <text:p>NU_NOTA_COMP1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NU_NOTA_REDACAO_COMP2</text:p>
          </table:table-cell>
          <table:table-cell office:value-type="string" table:style-name="ce40">
            <text:p>NU_NOTA_COMP2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NU_NOTA_REDACAO_COMP3</text:p>
          </table:table-cell>
          <table:table-cell office:value-type="string" table:style-name="ce40">
            <text:p>NU_NOTA_COMP3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NU_NOTA_REDACAO_COMP4</text:p>
          </table:table-cell>
          <table:table-cell office:value-type="string" table:style-name="ce40">
            <text:p>NU_NOTA_COMP4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NU_NOTA_REDACAO_COMP5</text:p>
          </table:table-cell>
          <table:table-cell office:value-type="string" table:style-name="ce40">
            <text:p>NU_NOTA_COMP5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NU_NOTA_GLOBAL_REDACAO</text:p>
          </table:table-cell>
          <table:table-cell office:value-type="string" table:style-name="ce40">
            <text:p>NU_NOTA_REDACAO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VT_RESP_OBJETIVA</text:p>
          </table:table-cell>
          <table:table-cell office:value-type="string" table:style-name="ce40">
            <text:p>TX_RESPOSTAS_OBJETIVA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TP_PROVA</text:p>
          </table:table-cell>
          <table:table-cell office:value-type="string" table:style-name="ce40">
            <text:p>CO_PROVA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12">
          <table:table-cell office:value-type="string" table:style-name="ce39">
            <text:p>VT_GABARITO_PROVA</text:p>
          </table:table-cell>
          <table:table-cell office:value-type="string" table:style-name="ce40">
            <text:p>TX_GABARITO_OBJETIVA</text:p>
          </table:table-cell>
          <table:table-cell office:value-type="string" table:style-name="ce40">
            <text:p>Renomeada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3" table:number-rows-spanned="1" table:style-name="ce165">
            <text:p>Nota: Mais detalhes das modificações nas Considerações Finais do Leia-me.</text:p>
          </table:table-cell>
          <table:covered-table-cell table:number-columns-repeated="2"/>
          <table:table-cell table:number-columns-repeated="16381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ichele de Paula Coelho Almeida</meta:initial-creator>
    <dc:creator>Jéferson Pereira Rosa</dc:creator>
    <meta:creation-date>2019-02-01T17:09:02Z</meta:creation-date>
    <dc:date>2022-09-22T19:21:26Z</dc:date>
  </office:meta>
</office:document-meta>
</file>